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04.94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XeonPH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. Workers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Cleaned Comp. Time</text:p>
          </table:table-cell>
          <table:table-cell office:value-type="string" calcext:value-type="string">
            <text:p>Average Comp. Time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52.1906" calcext:value-type="float">
            <text:p>52.1906</text:p>
          </table:table-cell>
          <table:table-cell table:formula="of:=AVERAGE([.C4:.C10])" office:value-type="float" office:value="63.30264" calcext:value-type="float">
            <text:p>63.3026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2.0295" calcext:value-type="float">
            <text:p>62.0295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93.6059" calcext:value-type="float">
            <text:p>93.6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8.2699" calcext:value-type="float">
            <text:p>68.2699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63.1091" calcext:value-type="float">
            <text:p>63.109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70.9141" calcext:value-type="float">
            <text:p>70.9141</text:p>
          </table:table-cell>
          <table:table-cell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45.0687" calcext:value-type="float">
            <text:p>45.068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astFlow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.2369" calcext:value-type="float">
            <text:p>54.2369</text:p>
          </table:table-cell>
          <table:table-cell/>
          <table:table-cell table:formula="of:=AVERAGE([.C13:.C19])" office:value-type="float" office:value="62.148" calcext:value-type="float">
            <text:p>62.1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9.728" calcext:value-type="float">
            <text:p>59.7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9.7648" calcext:value-type="float">
            <text:p>69.76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0.7365" calcext:value-type="float">
            <text:p>50.736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0.1373" calcext:value-type="float">
            <text:p>70.137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.3" calcext:value-type="float">
            <text:p>116.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.3734" calcext:value-type="float">
            <text:p>60.373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.1693" calcext:value-type="float">
            <text:p>28.1693</text:p>
          </table:table-cell>
          <table:table-cell/>
          <table:table-cell table:formula="of:=AVERAGE([.C21:.C27])" office:value-type="float" office:value="33.9133" calcext:value-type="float">
            <text:p>33.91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0357" calcext:value-type="float">
            <text:p>35.03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.8963" calcext:value-type="float">
            <text:p>44.896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351" calcext:value-type="float">
            <text:p>30.03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.0096" calcext:value-type="float">
            <text:p>30.009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8.7588" calcext:value-type="float">
            <text:p>38.758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5.7273" calcext:value-type="float">
            <text:p>35.72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2.4344" calcext:value-type="float">
            <text:p>22.4344</text:p>
          </table:table-cell>
          <table:table-cell table:formula="of:=AVERAGE([.C29:.C35])" office:value-type="float" office:value="22.29696" calcext:value-type="float">
            <text:p>22.29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9833" calcext:value-type="float">
            <text:p>21.98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0.411" calcext:value-type="float">
            <text:p>20.4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1.8966" calcext:value-type="float">
            <text:p>21.896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.027" calcext:value-type="float">
            <text:p>20.02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.6109" calcext:value-type="float">
            <text:p>30.610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4.7595" calcext:value-type="float">
            <text:p>24.759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.8086" calcext:value-type="float">
            <text:p>20.8086</text:p>
          </table:table-cell>
          <table:table-cell/>
          <table:table-cell table:formula="of:=AVERAGE([.C37:.C43])" office:value-type="float" office:value="17.45844" calcext:value-type="float">
            <text:p>17.458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8.9475" calcext:value-type="float">
            <text:p>18.94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056" calcext:value-type="float">
            <text:p>14.0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7.4244" calcext:value-type="float">
            <text:p>17.42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5465" calcext:value-type="float">
            <text:p>15.54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.9736" calcext:value-type="float">
            <text:p>15.97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9.4002" calcext:value-type="float">
            <text:p>19.400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24.6363" calcext:value-type="float">
            <text:p>24.6363</text:p>
          </table:table-cell>
          <table:table-cell table:formula="of:=AVERAGE([.C45:.C51])" office:value-type="float" office:value="15.53972" calcext:value-type="float">
            <text:p>15.539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6221" calcext:value-type="float">
            <text:p>12.622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2936" calcext:value-type="float">
            <text:p>10.29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.2534" calcext:value-type="float">
            <text:p>31.25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.6815" calcext:value-type="float">
            <text:p>16.681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.436" calcext:value-type="float">
            <text:p>12.4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.3227" calcext:value-type="float">
            <text:p>11.32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.1315" calcext:value-type="float">
            <text:p>18.1315</text:p>
          </table:table-cell>
          <table:table-cell/>
          <table:table-cell table:formula="of:=AVERAGE([.C53:.C59])" office:value-type="float" office:value="14.5817" calcext:value-type="float">
            <text:p>14.58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7239" calcext:value-type="float">
            <text:p>14.72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.8726" calcext:value-type="float">
            <text:p>11.872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6559" calcext:value-type="float">
            <text:p>15.655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.4211" calcext:value-type="float">
            <text:p>15.421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.9732" calcext:value-type="float">
            <text:p>12.97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.1344" calcext:value-type="float">
            <text:p>14.134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3304" calcext:value-type="float">
            <text:p>10.3304</text:p>
          </table:table-cell>
          <table:table-cell table:formula="of:=AVERAGE([.C61:.C67])" office:value-type="float" office:value="10.91402" calcext:value-type="float">
            <text:p>10.9140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512" calcext:value-type="float">
            <text:p>10.05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1882" calcext:value-type="float">
            <text:p>16.188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.9338" calcext:value-type="float">
            <text:p>11.93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.0847" calcext:value-type="float">
            <text:p>10.08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0595" calcext:value-type="float">
            <text:p>9.1059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.17" calcext:value-type="float">
            <text:p>12.1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2.4035" calcext:value-type="float">
            <text:p>12.4035</text:p>
          </table:table-cell>
          <table:table-cell table:formula="of:=AVERAGE([.C69:.C75])" office:value-type="float" office:value="10.682582" calcext:value-type="float">
            <text:p>10.6825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33548" calcext:value-type="float">
            <text:p>9.335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.22803" calcext:value-type="float">
            <text:p>9.2280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873" calcext:value-type="float">
            <text:p>12.87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36827" calcext:value-type="float">
            <text:p>8.368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2829" calcext:value-type="float">
            <text:p>11.28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.163" calcext:value-type="float">
            <text:p>11.1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21938" calcext:value-type="float">
            <text:p>8.21938</text:p>
          </table:table-cell>
          <table:table-cell/>
          <table:table-cell table:formula="of:=AVERAGE([.C77:.C83])" office:value-type="float" office:value="10.494226" calcext:value-type="float">
            <text:p>10.4942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3304" calcext:value-type="float">
            <text:p>11.330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61045" calcext:value-type="float">
            <text:p>8.6104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7492" calcext:value-type="float">
            <text:p>11.749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.9925" calcext:value-type="float">
            <text:p>11.99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8684" calcext:value-type="float">
            <text:p>12.86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8.78858" calcext:value-type="float">
            <text:p>8.7885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6161" calcext:value-type="float">
            <text:p>7.86161</text:p>
          </table:table-cell>
          <table:table-cell/>
          <table:table-cell table:formula="of:=AVERAGE([.C85:.C91])" office:value-type="float" office:value="10.500848" calcext:value-type="float">
            <text:p>10.5008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4.1856" calcext:value-type="float">
            <text:p>14.18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0683" calcext:value-type="float">
            <text:p>10.06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8.03538" calcext:value-type="float">
            <text:p>8.0353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9.64656" calcext:value-type="float">
            <text:p>9.6465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0.5684" calcext:value-type="float">
            <text:p>10.568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4258" calcext:value-type="float">
            <text:p>12.425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5.9068" calcext:value-type="float">
            <text:p>5.9068</text:p>
          </table:table-cell>
          <table:table-cell table:formula="of:=AVERAGE([.C93:.C99])" office:value-type="float" office:value="6.166552" calcext:value-type="float">
            <text:p>6.1665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6118" calcext:value-type="float">
            <text:p>6.2611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.04909" calcext:value-type="float">
            <text:p>9.0490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13169" calcext:value-type="float">
            <text:p>5.1316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43885" calcext:value-type="float">
            <text:p>6.438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22005" calcext:value-type="float">
            <text:p>6.220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6.00588" calcext:value-type="float">
            <text:p>6.0058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82106" calcext:value-type="float">
            <text:p>7.82106</text:p>
          </table:table-cell>
          <table:table-cell/>
          <table:table-cell table:formula="of:=AVERAGE([.C101:.C107])" office:value-type="float" office:value="5.39024" calcext:value-type="float">
            <text:p>5.390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40329" calcext:value-type="float">
            <text:p>5.4032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52673" calcext:value-type="float">
            <text:p>4.5267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.25494" calcext:value-type="float">
            <text:p>7.2549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4.71467" calcext:value-type="float">
            <text:p>4.7146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5.05157" calcext:value-type="float">
            <text:p>5.051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41507" calcext:value-type="float">
            <text:p>4.4150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61748" calcext:value-type="float">
            <text:p>4.61748</text:p>
          </table:table-cell>
          <table:table-cell table:formula="of:=AVERAGE([.C109:.C115])" office:value-type="float" office:value="4.643482" calcext:value-type="float">
            <text:p>4.6434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87273" calcext:value-type="float">
            <text:p>4.8727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15839" calcext:value-type="float">
            <text:p>4.1583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42179" calcext:value-type="float">
            <text:p>6.4217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5.23909" calcext:value-type="float">
            <text:p>5.2390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4.32972" calcext:value-type="float">
            <text:p>4.329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44609" calcext:value-type="float">
            <text:p>5.4460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64174" calcext:value-type="float">
            <text:p>3.64174</text:p>
          </table:table-cell>
          <table:table-cell/>
          <table:table-cell table:formula="of:=AVERAGE([.C117:.C123])" office:value-type="float" office:value="4.5837" calcext:value-type="float">
            <text:p>4.58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88681" calcext:value-type="float">
            <text:p>4.88681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5.61529" calcext:value-type="float">
            <text:p>5.6152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8256" calcext:value-type="float">
            <text:p>3.825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3.94473" calcext:value-type="float">
            <text:p>3.9447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4.64607" calcext:value-type="float">
            <text:p>4.6460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65311" calcext:value-type="float">
            <text:p>5.6531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9212" calcext:value-type="float">
            <text:p>4.09212</text:p>
          </table:table-cell>
          <table:table-cell table:formula="of:=AVERAGE([.C125:.C131])" office:value-type="float" office:value="4.179688" calcext:value-type="float">
            <text:p>4.1796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60308" calcext:value-type="float">
            <text:p>3.60308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65541" calcext:value-type="float">
            <text:p>4.6554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0107" calcext:value-type="float">
            <text:p>4.01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4.32862" calcext:value-type="float">
            <text:p>4.3286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24909" calcext:value-type="float">
            <text:p>6.2490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3.81159" calcext:value-type="float">
            <text:p>3.8115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35256" calcext:value-type="float">
            <text:p>4.35256</text:p>
          </table:table-cell>
          <table:table-cell table:formula="of:=AVERAGE([.C133:.C139])" office:value-type="float" office:value="4.132976" calcext:value-type="float">
            <text:p>4.1329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43174" calcext:value-type="float">
            <text:p>4.4317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6065" calcext:value-type="float">
            <text:p>4.0606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4.04534" calcext:value-type="float">
            <text:p>4.0453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48697" calcext:value-type="float">
            <text:p>4.4869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3.77459" calcext:value-type="float">
            <text:p>3.7745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73198" calcext:value-type="float">
            <text:p>3.7319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64091" calcext:value-type="float">
            <text:p>3.64091</text:p>
          </table:table-cell>
          <table:table-cell/>
          <table:table-cell table:formula="of:=AVERAGE([.C141:.C147])" office:value-type="float" office:value="4.805742" calcext:value-type="float">
            <text:p>4.8057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6222" calcext:value-type="float">
            <text:p>4.9622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72924" calcext:value-type="float">
            <text:p>4.7292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99443" calcext:value-type="float">
            <text:p>4.994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.84923" calcext:value-type="float">
            <text:p>5.84923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48908" calcext:value-type="float">
            <text:p>4.4890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4.85374" calcext:value-type="float">
            <text:p>4.853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33:12.180727178</meta:creation-date>
    <meta:generator>LibreOffice/5.1.6.2$Linux_X86_64 LibreOffice_project/10m0$Build-2</meta:generator>
    <dc:date>2018-03-24T16:20:28.446980382</dc:date>
    <meta:editing-duration>PT37M4S</meta:editing-duration>
    <meta:editing-cycles>6</meta:editing-cycles>
    <meta:document-statistic meta:table-count="1" meta:cell-count="367" meta:object-count="0"/>
  </office:meta>
</office:document-meta>
</file>